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" svg:font-family="Mono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3.815cm"/>
    </style:style>
    <style:style style:name="co5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3b3b3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cell-protect="none" style:print-content="true"/>
    </style:style>
    <style:style style:name="ce10" style:family="table-cell" style:parent-style-name="Default" style:data-style-name="N2">
      <style:table-cell-properties fo:background-color="#ffff00" style:cell-protect="none" style:print-content="true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style:font-name="Mono" fo:font-weight="bold" style:font-weight-asian="bold" style:font-weight-complex="bold"/>
    </style:style>
    <style:style style:name="ce6" style:family="table-cell" style:parent-style-name="Default">
      <style:text-properties style:font-name="Mono" fo:font-weight="bold" style:font-weight-asian="bold" style:font-weight-complex="bold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Bat drop model" table:style-name="ta1" table:protected="true">
        <loext:table-protection loext:select-protected-cells="true" loext:select-unprotected-cells="true"/>
        <table:shapes>
          <draw:frame draw:z-index="0" draw:style-name="gr1" draw:text-style-name="P1" svg:width="32.083cm" svg:height="9.005cm" svg:x="0.661cm" svg:y="7.728cm">
            <draw:object draw:notify-on-update-of-ranges="'uBat measured'.A2:'uBat measured'.A15 'uBat measured'.D1:'uBat measured'.D1 'uBat measured'.D2:'uBat measured'.D15 'uBat drop model'.A8:'uBat drop model'.A12 'uBat drop model'.B7:'uBat drop model'.B7 'uBat drop model'.B8:'uBat drop model'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5"/>
        <table:table-column table:style-name="co1" table:number-columns-repeated="56" table:default-cell-style-name="Default"/>
        <table:table-row table:style-name="ro1">
          <table:table-cell table:number-columns-repeated="7"/>
          <table:table-cell table:style-name="ce4" office:value-type="string" calcext:value-type="string">
            <text:p>autogenerated C code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string" calcext:value-type="string">
            <text:p>/* PWM setpoint to battery voltage drop transformation curve.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string" calcext:value-type="string">
            <text:p><text:s/>* PWM setpoint range: 0 - 65535 (0xFFFF)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string" calcext:value-type="string">
            <text:p><text:s/>* Battery drop range: 0 - 65535 (0xFFFF) mV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string" calcext:value-type="string">
            <text:p><text:s/>* Curve generated by: battery_drop_curve.ods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string" calcext:value-type="string">
            <text:p><text:s/>*/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model PWM %</text:p>
          </table:table-cell>
          <table:table-cell table:style-name="ce1" office:value-type="string" calcext:value-type="string">
            <text:p>model uBat drop</text:p>
          </table:table-cell>
          <table:table-cell/>
          <table:table-cell table:style-name="ce1" office:value-type="string" calcext:value-type="string">
            <text:p>PWM setpoint</text:p>
          </table:table-cell>
          <table:table-cell table:style-name="ce1" office:value-type="string" calcext:value-type="string">
            <text:p>uBat drop mV</text:p>
          </table:table-cell>
          <table:table-cell table:style-name="ce1" office:value-type="string" calcext:value-type="string">
            <text:p>uBat drop abs mV</text:p>
          </table:table-cell>
          <table:table-cell/>
          <table:table-cell office:value-type="string" calcext:value-type="string">
            <text:p>static const struct curve_point __flash sp2batdrop_curve[] = {</text:p>
          </table:table-cell>
          <table:table-cell table:number-columns-repeated="5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</text:p>
          </table:table-cell>
          <table:table-cell/>
          <table:table-cell table:formula="of:=ROUND([.A8]*65535/100)" office:value-type="float" office:value="0" calcext:value-type="float">
            <text:p>0</text:p>
          </table:table-cell>
          <table:table-cell table:formula="of:=ROUND([.B8]*1000)" office:value-type="float" office:value="0" calcext:value-type="float">
            <text:p>0</text:p>
          </table:table-cell>
          <table:table-cell table:formula="of:=ABS([.E8])" office:value-type="float" office:value="0" calcext:value-type="float">
            <text:p>0</text:p>
          </table:table-cell>
          <table:table-cell/>
          <table:table-cell table:style-name="ce6" table:formula="of:=&quot;        CURVE_POINT(&quot; &amp; [.D8] &amp; &quot;, &quot; &amp; [.F8] &amp; &quot;),&quot;" office:value-type="string" office:string-value="        CURVE_POINT(0, 0)," calcext:value-type="string">
            <text:p><text:s text:c="8"/>CURVE_POINT(0, 0),</text:p>
          </table:table-cell>
          <table:table-cell table:number-columns-repeated="5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0" office:value-type="float" office:value="-0.13" calcext:value-type="float">
            <text:p>-0,13</text:p>
          </table:table-cell>
          <table:table-cell/>
          <table:table-cell table:formula="of:=ROUND([.A9]*65535/100)" office:value-type="float" office:value="655" calcext:value-type="float">
            <text:p>655</text:p>
          </table:table-cell>
          <table:table-cell table:formula="of:=ROUND([.B9]*1000)" office:value-type="float" office:value="-130" calcext:value-type="float">
            <text:p>-130</text:p>
          </table:table-cell>
          <table:table-cell table:formula="of:=ABS([.E9])" office:value-type="float" office:value="130" calcext:value-type="float">
            <text:p>130</text:p>
          </table:table-cell>
          <table:table-cell/>
          <table:table-cell table:style-name="ce6" table:formula="of:=&quot;        CURVE_POINT(&quot; &amp; [.D9] &amp; &quot;, &quot; &amp; [.F9] &amp; &quot;),&quot;" office:value-type="string" office:string-value="        CURVE_POINT(655, 130)," calcext:value-type="string">
            <text:p><text:s text:c="8"/>CURVE_POINT(655, 130),</text:p>
          </table:table-cell>
          <table:table-cell table:number-columns-repeated="56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0" office:value-type="float" office:value="-0.2" calcext:value-type="float">
            <text:p>-0,20</text:p>
          </table:table-cell>
          <table:table-cell/>
          <table:table-cell table:formula="of:=ROUND([.A10]*65535/100)" office:value-type="float" office:value="5243" calcext:value-type="float">
            <text:p>5243</text:p>
          </table:table-cell>
          <table:table-cell table:formula="of:=ROUND([.B10]*1000)" office:value-type="float" office:value="-200" calcext:value-type="float">
            <text:p>-200</text:p>
          </table:table-cell>
          <table:table-cell table:formula="of:=ABS([.E10])" office:value-type="float" office:value="200" calcext:value-type="float">
            <text:p>200</text:p>
          </table:table-cell>
          <table:table-cell/>
          <table:table-cell table:style-name="ce6" table:formula="of:=&quot;        CURVE_POINT(&quot; &amp; [.D10] &amp; &quot;, &quot; &amp; [.F10] &amp; &quot;),&quot;" office:value-type="string" office:string-value="        CURVE_POINT(5243, 200)," calcext:value-type="string">
            <text:p><text:s text:c="8"/>CURVE_POINT(5243, 200),</text:p>
          </table:table-cell>
          <table:table-cell table:number-columns-repeated="56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-0.29" calcext:value-type="float">
            <text:p>-0,29</text:p>
          </table:table-cell>
          <table:table-cell/>
          <table:table-cell table:formula="of:=ROUND([.A11]*65535/100)" office:value-type="float" office:value="32768" calcext:value-type="float">
            <text:p>32768</text:p>
          </table:table-cell>
          <table:table-cell table:formula="of:=ROUND([.B11]*1000)" office:value-type="float" office:value="-290" calcext:value-type="float">
            <text:p>-290</text:p>
          </table:table-cell>
          <table:table-cell table:formula="of:=ABS([.E11])" office:value-type="float" office:value="290" calcext:value-type="float">
            <text:p>290</text:p>
          </table:table-cell>
          <table:table-cell/>
          <table:table-cell table:style-name="ce6" table:formula="of:=&quot;        CURVE_POINT(&quot; &amp; [.D11] &amp; &quot;, &quot; &amp; [.F11] &amp; &quot;),&quot;" office:value-type="string" office:string-value="        CURVE_POINT(32768, 290)," calcext:value-type="string">
            <text:p><text:s text:c="8"/>CURVE_POINT(32768, 290),</text:p>
          </table:table-cell>
          <table:table-cell table:number-columns-repeated="56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10" office:value-type="float" office:value="-0.36" calcext:value-type="float">
            <text:p>-0,36</text:p>
          </table:table-cell>
          <table:table-cell/>
          <table:table-cell table:formula="of:=ROUND([.A12]*65535/100)" office:value-type="float" office:value="65535" calcext:value-type="float">
            <text:p>65535</text:p>
          </table:table-cell>
          <table:table-cell table:formula="of:=ROUND([.B12]*1000)" office:value-type="float" office:value="-360" calcext:value-type="float">
            <text:p>-360</text:p>
          </table:table-cell>
          <table:table-cell table:formula="of:=ABS([.E12])" office:value-type="float" office:value="360" calcext:value-type="float">
            <text:p>360</text:p>
          </table:table-cell>
          <table:table-cell/>
          <table:table-cell table:style-name="ce6" table:formula="of:=&quot;        CURVE_POINT(&quot; &amp; [.D12] &amp; &quot;, &quot; &amp; [.F12] &amp; &quot;),&quot;" office:value-type="string" office:string-value="        CURVE_POINT(65535, 360)," calcext:value-type="string">
            <text:p><text:s text:c="8"/>CURVE_POINT(65535, 360),</text:p>
          </table:table-cell>
          <table:table-cell table:number-columns-repeated="56"/>
        </table:table-row>
        <table:table-row table:style-name="ro1">
          <table:table-cell table:number-columns-repeated="7"/>
          <table:table-cell table:style-name="ce6" office:value-type="string" calcext:value-type="string">
            <text:p>};</text:p>
          </table:table-cell>
          <table:table-cell table:number-columns-repeated="56"/>
        </table:table-row>
      </table:table>
      <table:table table:name="uBat measured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5" table:default-cell-style-name="ce7"/>
        <table:table-column table:style-name="co1" table:number-columns-repeated="60" table:default-cell-style-name="Default"/>
        <table:table-row table:style-name="ro1">
          <table:table-cell table:style-name="ce1" office:value-type="string" calcext:value-type="string">
            <text:p>PWM %</text:p>
          </table:table-cell>
          <table:table-cell table:style-name="ce1" office:value-type="string" calcext:value-type="string">
            <text:p>measured uBat</text:p>
          </table:table-cell>
          <table:table-cell table:style-name="ce1" office:value-type="string" calcext:value-type="string">
            <text:p>max uBat</text:p>
          </table:table-cell>
          <table:table-cell table:style-name="ce1" office:value-type="string" calcext:value-type="string">
            <text:p>measured uBat drop</text:p>
          </table:table-cell>
          <table:table-cell table:number-columns-repeated="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,77</text:p>
          </table:table-cell>
          <table:table-cell table:formula="of:=MAX([.B2:.B15])" office:value-type="float" office:value="3.77" calcext:value-type="float">
            <text:p>3,77</text:p>
          </table:table-cell>
          <table:table-cell table:formula="of:=[.B2]-[.$C$2]" office:value-type="float" office:value="0" calcext:value-type="float">
            <text:p>0,00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4" calcext:value-type="float">
            <text:p>3,64</text:p>
          </table:table-cell>
          <table:table-cell/>
          <table:table-cell table:formula="of:=[.B3]-[.$C$2]" office:value-type="float" office:value="-0.13" calcext:value-type="float">
            <text:p>-0,13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3" calcext:value-type="float">
            <text:p>3,63</text:p>
          </table:table-cell>
          <table:table-cell/>
          <table:table-cell table:formula="of:=[.B4]-[.$C$2]" office:value-type="float" office:value="-0.14" calcext:value-type="float">
            <text:p>-0,14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9" calcext:value-type="float">
            <text:p>3,59</text:p>
          </table:table-cell>
          <table:table-cell/>
          <table:table-cell table:formula="of:=[.B5]-[.$C$2]" office:value-type="float" office:value="-0.18" calcext:value-type="float">
            <text:p>-0,18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7" calcext:value-type="float">
            <text:p>3,57</text:p>
          </table:table-cell>
          <table:table-cell/>
          <table:table-cell table:formula="of:=[.B6]-[.$C$2]" office:value-type="float" office:value="-0.2" calcext:value-type="float">
            <text:p>-0,20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4" calcext:value-type="float">
            <text:p>3,54</text:p>
          </table:table-cell>
          <table:table-cell/>
          <table:table-cell table:formula="of:=[.B7]-[.$C$2]" office:value-type="float" office:value="-0.23" calcext:value-type="float">
            <text:p>-0,23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52" calcext:value-type="float">
            <text:p>3,52</text:p>
          </table:table-cell>
          <table:table-cell/>
          <table:table-cell table:formula="of:=[.B8]-[.$C$2]" office:value-type="float" office:value="-0.25" calcext:value-type="float">
            <text:p>-0,25</text:p>
          </table:table-cell>
          <table:table-cell table:number-columns-repeated="6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5" calcext:value-type="float">
            <text:p>3,50</text:p>
          </table:table-cell>
          <table:table-cell/>
          <table:table-cell table:formula="of:=[.B9]-[.$C$2]" office:value-type="float" office:value="-0.27" calcext:value-type="float">
            <text:p>-0,27</text:p>
          </table:table-cell>
          <table:table-cell table:number-columns-repeated="6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48" calcext:value-type="float">
            <text:p>3,48</text:p>
          </table:table-cell>
          <table:table-cell/>
          <table:table-cell table:formula="of:=[.B10]-[.$C$2]" office:value-type="float" office:value="-0.29" calcext:value-type="float">
            <text:p>-0,29</text:p>
          </table:table-cell>
          <table:table-cell table:number-columns-repeated="6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46" calcext:value-type="float">
            <text:p>3,46</text:p>
          </table:table-cell>
          <table:table-cell/>
          <table:table-cell table:formula="of:=[.B11]-[.$C$2]" office:value-type="float" office:value="-0.31" calcext:value-type="float">
            <text:p>-0,31</text:p>
          </table:table-cell>
          <table:table-cell table:number-columns-repeated="6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45" calcext:value-type="float">
            <text:p>3,45</text:p>
          </table:table-cell>
          <table:table-cell/>
          <table:table-cell table:formula="of:=[.B12]-[.$C$2]" office:value-type="float" office:value="-0.32" calcext:value-type="float">
            <text:p>-0,32</text:p>
          </table:table-cell>
          <table:table-cell table:number-columns-repeated="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43" calcext:value-type="float">
            <text:p>3,43</text:p>
          </table:table-cell>
          <table:table-cell/>
          <table:table-cell table:formula="of:=[.B13]-[.$C$2]" office:value-type="float" office:value="-0.34" calcext:value-type="float">
            <text:p>-0,34</text:p>
          </table:table-cell>
          <table:table-cell table:number-columns-repeated="6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42" calcext:value-type="float">
            <text:p>3,42</text:p>
          </table:table-cell>
          <table:table-cell/>
          <table:table-cell table:formula="of:=[.B14]-[.$C$2]" office:value-type="float" office:value="-0.35" calcext:value-type="float">
            <text:p>-0,35</text:p>
          </table:table-cell>
          <table:table-cell table:number-columns-repeated="6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1" calcext:value-type="float">
            <text:p>3,41</text:p>
          </table:table-cell>
          <table:table-cell/>
          <table:table-cell table:formula="of:=[.B15]-[.$C$2]" office:value-type="float" office:value="-0.36" calcext:value-type="float">
            <text:p>-0,36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" svg:font-family="Mono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Benutzerdefiniert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.00.0000</text:date>, <text:time style:data-style-name="N2" text:time-value="21:07:04.5834403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Büsch</meta:initial-creator>
    <meta:creation-date>2020-01-21T23:14:06.676469800</meta:creation-date>
    <meta:generator>LibreOffice/6.4.0.2$Linux_X86_64 LibreOffice_project/40$Build-2</meta:generator>
    <dc:date>2020-01-22T21:07:30.061570607</dc:date>
    <dc:creator>Michael Büsch</dc:creator>
    <meta:editing-duration>PT1H9M58S</meta:editing-duration>
    <meta:editing-cycles>29</meta:editing-cycles>
    <meta:document-statistic meta:table-count="2" meta:cell-count="9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interval-major="1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084cm" svg:height="9.006cm" xlink:href=".." xlink:type="simple" chart:class="chart:scatter" chart:column-mapping="0" chart:style-name="ch1">
        <chart:title svg:x="14.345cm" svg:y="0.316cm" chart:style-name="ch2">
          <text:p>uBat drop model</text:p>
        </chart:title>
        <chart:legend chart:legend-position="end" svg:x="27.644cm" svg:y="3.955cm" style:legend-expansion="high" chart:style-name="ch3"/>
        <chart:plot-area chart:style-name="ch4" table:cell-range-address="'uBat measured'.A2:'uBat measured'.A15 'uBat measured'.D1:'uBat measured'.D15 'uBat drop model'.B7:'uBat drop model'.B12" chart:data-source-has-labels="row" svg:x="1.652cm" svg:y="1.275cm" svg:width="25.351cm" svg:height="6.57cm">
          <chartooo:coordinate-region svg:x="2.67cm" svg:y="1.474cm" svg:width="24.053cm" svg:height="6.172cm"/>
          <chart:axis chart:dimension="x" chart:name="primary-x" chart:style-name="ch5">
            <chart:title svg:x="13.701cm" svg:y="8.025cm" chart:style-name="ch6">
              <text:p>PWM %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318cm" chart:style-name="ch10">
              <text:p>uBat drop</text:p>
            </chart:title>
            <chart:grid chart:style-name="ch7" chart:class="major"/>
          </chart:axis>
          <chart:series chart:style-name="ch11" chart:values-cell-range-address="'uBat measured'.D2:'uBat measured'.D15" chart:label-cell-address="'uBat measured'.D1:'uBat measured'.D1" chart:class="chart:scatter">
            <chart:domain table:cell-range-address="'uBat measured'.A2:'uBat measured'.A15"/>
            <chart:data-point chart:repeated="14"/>
          </chart:series>
          <chart:series chart:style-name="ch12" chart:values-cell-range-address="'uBat drop model'.B8:'uBat drop model'.B12" chart:label-cell-address="'uBat drop model'.B7:'uBat drop model'.B7" chart:class="chart:scatter">
            <chart:domain table:cell-range-address="'uBat drop model'.A8:'uBat drop model'.A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measured uBat drop</text:p>
                <draw:g>
                  <svg:desc>'uBat measured'.D1:'uBat measured'.D1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model uBat drop</text:p>
                <draw:g>
                  <svg:desc>'uBat drop model'.B7:'uBat drop model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Bat measured'.A2:'uBat measured'.A15</svg:desc>
                </draw:g>
              </table:table-cell>
              <table:table-cell office:value-type="float" office:value="0">
                <text:p>0</text:p>
                <draw:g>
                  <svg:desc>'uBat measured'.D2:'uBat measured'.D15</svg:desc>
                </draw:g>
              </table:table-cell>
              <table:table-cell office:value-type="float" office:value="0">
                <text:p>0</text:p>
                <draw:g>
                  <svg:desc>'uBat drop model'.A8:'uBat drop model'.A12</svg:desc>
                </draw:g>
              </table:table-cell>
              <table:table-cell office:value-type="float" office:value="0">
                <text:p>0</text:p>
                <draw:g>
                  <svg:desc>'uBat drop model'.B8:'uBat drop model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13">
                <text:p>-0.13</text:p>
              </table:table-cell>
              <table:table-cell office:value-type="float" office:value="1">
                <text:p>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14">
                <text:p>-0.14</text:p>
              </table:table-cell>
              <table:table-cell office:value-type="float" office:value="8">
                <text:p>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0.18">
                <text:p>-0.18</text:p>
              </table:table-cell>
              <table:table-cell office:value-type="float" office:value="50">
                <text:p>50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0.2">
                <text:p>-0.2</text:p>
              </table:table-cell>
              <table:table-cell office:value-type="float" office:value="100">
                <text:p>1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0.23">
                <text:p>-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-0.25">
                <text:p>-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-0.27">
                <text:p>-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-0.29">
                <text:p>-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-0.31">
                <text:p>-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-0.32">
                <text:p>-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-0.34">
                <text:p>-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-0.35">
                <text:p>-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-0.36">
                <text:p>-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